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Standard">
      <style:text-properties fo:language="pt" fo:country="BR" style:language-complex="ar" style:country-complex="SA"/>
    </style:style>
    <style:style style:name="P5" style:family="paragraph" style:parent-style-name="Text_20_body_20_indent">
      <style:text-properties fo:language="pt" fo:country="BR" style:language-complex="ar" style:country-complex="SA"/>
    </style:style>
    <style:style style:name="P6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IEEE_20_Author_20_Affiliation">
      <style:text-properties fo:font-size="12pt" style:font-size-asian="12pt"/>
    </style:style>
    <style:style style:name="P8" style:family="paragraph" style:parent-style-name="IEEE_20_Author_20_Affiliation">
      <style:text-properties officeooo:paragraph-rsid="001c544a"/>
    </style:style>
    <style:style style:name="P9" style:family="paragraph" style:parent-style-name="Abstract_20_Title">
      <style:text-properties fo:language="pt" fo:country="BR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8d0d1" officeooo:paragraph-rsid="0028d0d1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7dad0" officeooo:paragraph-rsid="0027dad0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</style:style>
    <style:style style:name="P14" style:family="paragraph" style:parent-style-name="Heading_20_1">
      <style:text-properties fo:language="pt" fo:country="BR" style:language-complex="ar" style:country-complex="SA"/>
    </style:style>
    <style:style style:name="P15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2adb46" officeooo:paragraph-rsid="002adb46" style:font-name-asian="Times New Roman" style:font-name-complex="Times New Roman" style:font-size-complex="10pt" style:language-complex="ar" style:country-complex="SA"/>
    </style:style>
    <style:style style:name="P16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30266c" officeooo:paragraph-rsid="0030266c" style:font-name-asian="Times New Roman" style:font-name-complex="Times New Roman" style:font-size-complex="10pt" style:language-complex="ar" style:country-complex="SA"/>
    </style:style>
    <style:style style:name="P17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officeooo:rsid="0030266c" officeooo:paragraph-rsid="0031a5a6" style:font-name-asian="Times New Roman" style:font-name-complex="Times New Roman" style:font-size-complex="10pt" style:language-complex="ar" style:country-complex="SA"/>
    </style:style>
    <style:style style:name="P18" style:family="paragraph" style:parent-style-name="Heading_20_1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19" style:family="paragraph" style:parent-style-name="Text_20_body_20_indent">
      <style:text-properties fo:font-size="10pt" fo:language="pt" fo:country="BR" style:font-size-asian="10pt" style:language-complex="ar" style:country-complex="SA"/>
    </style:style>
    <style:style style:name="P20" style:family="paragraph" style:parent-style-name="Text_20_body_20_indent">
      <style:text-properties fo:font-size="10pt" fo:language="pt" fo:country="BR" officeooo:rsid="002adb46" officeooo:paragraph-rsid="002adb46" style:font-size-asian="10pt" style:font-size-complex="10pt" style:language-complex="ar" style:country-complex="SA"/>
    </style:style>
    <style:style style:name="P21" style:family="paragraph" style:parent-style-name="Text_20_body_20_indent">
      <style:text-properties fo:font-size="10pt" fo:language="pt" fo:country="BR" officeooo:rsid="002adb46" officeooo:paragraph-rsid="00302698" style:font-size-asian="10pt" style:font-size-complex="10pt" style:language-complex="ar" style:country-complex="SA"/>
    </style:style>
    <style:style style:name="P22" style:family="paragraph" style:parent-style-name="Text_20_body_20_indent">
      <style:text-properties fo:font-size="10pt" fo:language="pt" fo:country="BR" officeooo:rsid="002adb46" officeooo:paragraph-rsid="0031a5a6" style:font-size-asian="10pt" style:font-size-complex="10pt" style:language-complex="ar" style:country-complex="SA"/>
    </style:style>
    <style:style style:name="P23" style:family="paragraph" style:parent-style-name="Text_20_body_20_indent">
      <style:text-properties fo:font-size="10pt" fo:language="pt" fo:country="BR" officeooo:rsid="0030266c" officeooo:paragraph-rsid="0030266c" style:font-size-asian="10pt" style:font-size-complex="10pt" style:language-complex="ar" style:country-complex="SA"/>
    </style:style>
    <style:style style:name="P24" style:family="paragraph" style:parent-style-name="Text_20_body_20_indent">
      <style:text-properties fo:font-size="10pt" fo:language="pt" fo:country="BR" officeooo:rsid="0030266c" officeooo:paragraph-rsid="00302698" style:font-size-asian="10pt" style:font-size-complex="10pt" style:language-complex="ar" style:country-complex="SA"/>
    </style:style>
    <style:style style:name="P25" style:family="paragraph" style:parent-style-name="Text_20_body_20_indent">
      <style:text-properties fo:font-size="10pt" fo:language="pt" fo:country="BR" officeooo:rsid="0030266c" officeooo:paragraph-rsid="0031a5a6" style:font-size-asian="10pt" style:font-size-complex="10pt" style:language-complex="ar" style:country-complex="SA"/>
    </style:style>
    <style:style style:name="P26" style:family="paragraph" style:parent-style-name="Text_20_body_20_indent">
      <style:text-properties fo:language="pt" fo:country="BR" officeooo:rsid="002ab2df" officeooo:paragraph-rsid="002ab2df" style:language-complex="ar" style:country-complex="SA"/>
    </style:style>
    <style:style style:name="P27" style:family="paragraph" style:parent-style-name="Text_20_body_20_indent">
      <style:text-properties fo:language="pt" fo:country="BR" officeooo:rsid="002adb46" officeooo:paragraph-rsid="002adb46" style:language-complex="ar" style:country-complex="SA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266c" officeooo:paragraph-rsid="0030266c" style:font-size-asian="10pt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266c" officeooo:paragraph-rsid="00302698" style:font-size-asian="10pt" style:font-size-complex="10pt" style:language-complex="ar" style:country-complex="SA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266c" officeooo:paragraph-rsid="0030d9a9" style:font-size-asian="10pt" style:font-size-complex="10pt" style:language-complex="ar" style:country-complex="SA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266c" officeooo:paragraph-rsid="0031a5a6" style:font-size-asian="10pt" style:font-size-complex="10pt" style:language-complex="ar" style:country-complex="SA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266c" officeooo:paragraph-rsid="0032b125" style:font-size-asian="10pt" style:font-size-complex="10pt" style:language-complex="ar" style:country-complex="SA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2d8535" officeooo:paragraph-rsid="002d8535" style:font-size-asian="10pt" style:font-size-complex="10pt" style:language-complex="ar" style:country-complex="SA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0d9a9" officeooo:paragraph-rsid="0030d9a9" style:font-size-asian="10pt" style:font-size-complex="10pt" style:language-complex="ar" style:country-complex="SA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officeooo:rsid="0031a5a6" officeooo:paragraph-rsid="0031a5a6" style:font-size-asian="10pt" style:font-size-complex="10pt" style:language-complex="ar" style:country-complex="SA"/>
    </style:style>
    <style:style style:name="P36" style:family="paragraph" style:parent-style-name="Abstract_20_Text">
      <style:text-properties fo:language="pt" fo:country="BR" officeooo:paragraph-rsid="002ab2df" style:language-complex="ar" style:country-complex="SA"/>
    </style:style>
    <style:style style:name="P37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officeooo:rsid="0027dad0" officeooo:paragraph-rsid="00261f31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officeooo:rsid="0027dad0" officeooo:paragraph-rsid="0031a5a6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officeooo:paragraph-rsid="0031a5a6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.617cm" style:auto-text-indent="false" style:writing-mode="lr-tb"/>
      <style:text-properties style:font-name="Times New Roman" fo:font-size="9pt" fo:language="pt" fo:country="BR" fo:font-weight="normal" officeooo:paragraph-rsid="0028d0d1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41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0pt" fo:language="pt" fo:country="BR" officeooo:rsid="0030d9a9" officeooo:paragraph-rsid="0030d9a9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First_20_line_20_inden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0pt" fo:language="pt" fo:country="BR" officeooo:rsid="0030d9a9" officeooo:paragraph-rsid="0031a5a6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IEEE_20_Title" style:master-page-name="Standard">
      <style:paragraph-properties style:page-number="auto"/>
      <style:text-properties officeooo:rsid="002ab2df" officeooo:paragraph-rsid="002ab2df"/>
    </style:style>
    <style:style style:name="P44" style:family="paragraph" style:parent-style-name="IEEE_20_Author_20_Name">
      <style:text-properties style:text-position="super 58%" officeooo:rsid="0021e03f" officeooo:paragraph-rsid="0021e03f"/>
    </style:style>
    <style:style style:name="T1" style:family="text">
      <style:text-properties officeooo:rsid="0021e03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2fcf" style:font-style-asian="normal" style:font-style-complex="normal"/>
    </style:style>
    <style:style style:name="T4" style:family="text">
      <style:text-properties fo:font-style="normal" officeooo:rsid="002adb46" style:font-style-asian="normal" style:font-style-complex="normal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fo:language="pt" fo:country="BR" officeooo:rsid="0032b125" style:language-complex="ar" style:country-complex="SA"/>
    </style:style>
    <style:style style:name="T7" style:family="text">
      <style:text-properties officeooo:rsid="002ab2df"/>
    </style:style>
    <style:style style:name="T8" style:family="text">
      <style:text-properties officeooo:rsid="002c5d56"/>
    </style:style>
    <style:style style:name="T9" style:family="text">
      <style:text-properties officeooo:rsid="0030266c"/>
    </style:style>
    <style:style style:name="T10" style:family="text">
      <style:text-properties officeooo:rsid="00302698"/>
    </style:style>
    <style:style style:name="T11" style:family="text">
      <style:text-properties officeooo:rsid="0030d9a9"/>
    </style:style>
    <style:style style:name="T12" style:family="text">
      <style:text-properties officeooo:rsid="0031a5a6"/>
    </style:style>
    <style:style style:name="T13" style:family="text">
      <style:text-properties officeooo:rsid="0032b125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nálise da busca A* no problema do Puzzle</text:p>
      <text:p text:style-name="P44">Thiago Alexandre Nakao França</text:p>
      <text:p text:style-name="IEEE_20_Author_20_Affiliation">Universidade Tecnológica Federal do Paraná – UTFPR</text:p>
      <text:p text:style-name="P8">Campo Mourão, Paraná, Brasil</text:p>
      <text:p text:style-name="IEEE_20_Author_20_Email"><text:span text:style-name="T1">nakaosensei@gmail.com</text:span><text:line-break/></text:p>
      <text:p text:style-name="P7"/>
      <text:section text:style-name="Sect1" text:name="Seção1">
        <text:p text:style-name="P9">Resumo</text:p>
        <text:p text:style-name="P3"/>
        <text:p text:style-name="P36"><text:span text:style-name="T7">O objetivo desse trabalho foi averiguar o desempenho da busca A* para resolver o problema do puzzle de 8 peças, nos experimentos a busca foi executada usando duas heurísticas, o número de peças fora do lugar e a distancia de Manhatam, por ser um trabalho de graduação também se fez necessário a implementação do algoritmo A* e das respectivas heuristicas.</text:span></text:p>
        <text:p text:style-name="P4"/>
        <text:list xml:id="list2097142814142303951" text:style-name="Numbering_20_1">
          <text:list-item>
            <text:p text:style-name="P14">Introdução</text:p>
          </text:list-item>
        </text:list>
        <text:p text:style-name="P5"/>
        <text:p text:style-name="P26"><text:span text:style-name="T3">A </text:span><text:span text:style-name="T2">estratégia de busca A*, é uma evolução do algoritmo guloso, nela não se considera somente o custo da expansão até um estado objetivo, mas o custo </text:span><text:span text:style-name="T4">da caminho do nó até as suas expansões também é considerado.</text:span></text:p>
        <text:p text:style-name="P27"><text:span text:style-name="T4">T</text:span><text:span text:style-name="T2">ambém, será considerado como estado objetivo o seguinte Puzzle: [ 1 2 3 ; 4 5 6 ; 7 8 0 ].</text:span></text:p>
        <text:p text:style-name="P5"/>
        <text:list xml:id="list10653642055138" text:continue-numbering="true" text:style-name="Numbering_20_1">
          <text:list-item>
            <text:p text:style-name="P15">Experimento <text:span text:style-name="T9">I</text:span></text:p>
          </text:list-item>
        </text:list>
        <text:p text:style-name="P19"/>
        <text:p text:style-name="P20"><text:bookmark-start text:name="__DdeLink__168_1962441684"/>No <text:span text:style-name="T8">primeiro experimento, foi dado como entrada o seguinte puzzle:</text:span></text:p>
        <text:p text:style-name="P33">[ 2, 3, 1; 0, 5, 6 ; 4, 7, 8 ].</text:p>
        <text:p text:style-name="P28"><text:s text:c="3"/>O algoritmo A* foi executado sobre duas heuristicas, primeiro distancia de Manhatam, e depois peças fora do lugar, abaixo os resultados.</text:p>
        <text:p text:style-name="P23"/>
        <text:p text:style-name="P28"><text:s text:c="4"/><text:bookmark-start text:name="__DdeLink__155_1962441684"/>A* com <text:bookmark-start text:name="__DdeLink__151_1962441684"/>Heurística = Distancia de Manhatam:<text:bookmark-end text:name="__DdeLink__151_1962441684"/></text:p>
        <text:p text:style-name="P28"><text:bookmark-start text:name="__DdeLink__149_1962441684"/>Nós[Puzzles]<text:bookmark-end text:name="__DdeLink__149_1962441684"/> no caminho ideal: 18</text:p>
        <text:p text:style-name="P28">Nós[Puzzles] expandidos: 682<text:bookmark-end text:name="__DdeLink__155_1962441684"/></text:p>
        <text:p text:style-name="P23"/>
        <text:p text:style-name="P28"><text:s text:c="4"/>A* com Heurística = Peças fora do lugar:</text:p>
        <text:p text:style-name="P28"><text:bookmark-start text:name="__DdeLink__149_19624416841"/><text:bookmark-start text:name="__DdeLink__151_19624416841"/><text:bookmark-end text:name="__DdeLink__151_19624416841"/>Nós[Puzzles]<text:bookmark-end text:name="__DdeLink__149_19624416841"/> no caminho ideal: 18</text:p>
        <text:p text:style-name="P28">Nós[Puzzles] expandidos: 7646<text:bookmark-end text:name="__DdeLink__168_1962441684"/></text:p>
        <text:p text:style-name="P28">É notável que o custo da busca usando Manhatam foi menor.</text:p>
        <text:p text:style-name="P23"/>
        <text:list xml:id="list10653263736414" text:continue-numbering="true" text:style-name="Numbering_20_1">
          <text:list-item>
            <text:p text:style-name="P16"><text:bookmark-start text:name="__DdeLink__188_1962441684"/>Experimento II</text:p>
          </text:list-item>
        </text:list>
        <text:p text:style-name="P21">No <text:span text:style-name="T10">segundo experimento, foi dado como entrada o seguinte puzzle:</text:span></text:p>
        <text:p text:style-name="P34">[1, 4, 5 ; 6, 8, 7 ; 0, 3, 2]</text:p>
        <text:p text:style-name="P29"><text:s text:c="3"/>O algoritmo A* foi executado sobre duas heuristicas, primeiro distancia de Manhatam, e depois peças fora do lugar, abaixo os resultados.</text:p>
        <text:p text:style-name="P24"/>
        <text:p text:style-name="P29"><text:s text:c="4"/><text:bookmark-start text:name="__DdeLink__155_19624416841"/>A* com <text:bookmark-start text:name="__DdeLink__151_19624416842"/>Heurística = Distancia de Manhatam:<text:bookmark-end text:name="__DdeLink__151_19624416842"/></text:p>
        <text:p text:style-name="P29"><text:bookmark-start text:name="__DdeLink__149_19624416842"/>Nós[Puzzles]<text:bookmark-end text:name="__DdeLink__149_19624416842"/> no caminho ideal: <text:span text:style-name="T11">21</text:span></text:p>
        <text:p text:style-name="P29">Nós[Puzzles] expandidos: <text:bookmark-end text:name="__DdeLink__155_19624416841"/><text:span text:style-name="T11">213</text:span></text:p>
        <text:p text:style-name="P24"/>
        <text:p text:style-name="P29"><text:s text:c="4"/>A* com Heurística = Peças fora do lugar:</text:p>
        <text:p text:style-name="P29"><text:bookmark-start text:name="__DdeLink__149_196244168411"/><text:bookmark text:name="__DdeLink__151_196244168411"/>Nós[Puzzles]<text:bookmark-end text:name="__DdeLink__149_196244168411"/> no caminho ideal: <text:span text:style-name="T11">21</text:span></text:p>
        <text:p text:style-name="P30">Nós[Puzzles] expandidos: <text:span text:style-name="T11">24553</text:span></text:p>
        <text:p text:style-name="P37"/>
        <text:p text:style-name="P41"><text:s text:c="4"/>Novamente tivemos um empate na quantidade de expansões no caminho ideal, porém uma grande diferença na quantidade de nós expandidos.</text:p>
        <text:p text:style-name="P6"><text:bookmark-end text:name="__DdeLink__188_1962441684"/></text:p>
        <text:list xml:id="list10654940605015" text:continue-numbering="true" text:style-name="Numbering_20_1">
          <text:list-item>
            <text:p text:style-name="P17">Experimento II<text:span text:style-name="T12">I</text:span></text:p>
          </text:list-item>
        </text:list>
        <text:p text:style-name="P22">No <text:span text:style-name="T12">terceiro experimento, foi dado como entrada o seguinte puzzle:</text:span></text:p>
        <text:p text:style-name="P35">[ 5, 3, 1 ; 0, 8, 7 ; 6, 4, 2 ]</text:p>
        <text:p text:style-name="P31"><text:s text:c="3"/>O algoritmo A* foi executado sobre duas heuristicas, primeiro distancia de Manhatam, e depois peças fora do lugar, abaixo os resultados.</text:p>
        <text:p text:style-name="P25"/>
        <text:p text:style-name="P31"><text:s text:c="4"/><text:bookmark-start text:name="__DdeLink__155_196244168411"/>A* com <text:bookmark-start text:name="__DdeLink__151_196244168421"/>Heurística = Distancia de Manhatam:<text:bookmark-end text:name="__DdeLink__151_196244168421"/></text:p>
        <text:p text:style-name="P31"><text:bookmark-start text:name="__DdeLink__149_196244168421"/>Nós[Puzzles]<text:bookmark-end text:name="__DdeLink__149_196244168421"/> no caminho ideal: <text:span text:style-name="T11">22</text:span></text:p>
        <text:p text:style-name="P31">Nós[Puzzles] expandidos: <text:bookmark-end text:name="__DdeLink__155_196244168411"/><text:span text:style-name="T13">566</text:span></text:p>
        <text:p text:style-name="P25"/>
        <text:p text:style-name="P31"><text:s text:c="4"/>A* com Heurística = Peças fora do lugar:</text:p>
        <text:p text:style-name="P31"><text:bookmark-start text:name="__DdeLink__149_1962441684111"/><text:bookmark text:name="__DdeLink__151_1962441684111"/>Nós[Puzzles]<text:bookmark-end text:name="__DdeLink__149_1962441684111"/> no caminho ideal: <text:span text:style-name="T11">22</text:span></text:p>
        <text:p text:style-name="P32">Nós[Puzzles] expandidos: <text:span text:style-name="T13">40650</text:span></text:p>
        <text:p text:style-name="P38"/>
        <text:p text:style-name="P42"><text:s text:c="4"/><text:span text:style-name="T13">No terceiro e ultimo experimento, fica visivel que o custo da heuristica peças fora do lugar tende a ser muito maior que usando a distancia de Manhatam.</text:span></text:p>
        <text:p text:style-name="P39"/>
        <text:p text:style-name="P10"><text:span text:style-name="T5"/></text:p>
        <text:p text:style-name="P11"/>
        <text:list xml:id="list10653242558105" text:continue-numbering="true" text:style-name="Numbering_20_1">
          <text:list-item>
            <text:p text:style-name="P18"><text:soft-page-break/>Conclusões</text:p>
          </text:list-item>
        </text:list>
        <text:p text:style-name="P12"><text:span text:style-name="T5"/></text:p>
        <text:p text:style-name="P13"><text:span text:style-name="T6"><text:s text:c="4"/>Após os testes, ficou claro que a busca foi um sucesso, pois para um problema como a resolução do A*, com um enorme espaço de estados o A* foi capaz de encontrar soluções próximas de 20 ticks, também foi notável que o uso da distancia de Manhatam sai mais barato que peças fora do lugar.</text:span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pan text:style-name="T5"/></text:p>
        <text:p text:style-name="P4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loext:contextual-spacing="false" fo:line-height="150%" fo:text-align="justify" style:justify-single-word="false" fo:text-indent="1.251cm" style:auto-text-indent="false" style:page-number="auto"/>
      <style:text-properties fo:color="#000000" style:font-name="Times New Roman2" fo:font-family="'Times New Roman'" style:font-style-name="Regular" style:font-family-generic="roman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loext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loext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officeooo:rsid="0021e03f"/>
    </style:style>
    <style:style style:name="MT2" style:family="text">
      <style:text-properties officeooo:rsid="002ab2df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hiago Alexandre Nakao França</text:span><text:tab/><text:tab/><text:span text:style-name="MT2">BCC35G – Inteligência Artificia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odelo de Artigo</dc:title>
    <meta:initial-creator>rogerio</meta:initial-creator>
    <meta:creation-date>2008-06-04T09:56:03</meta:creation-date>
    <dc:date>2017-05-10T01:06:52.999556192</dc:date>
    <meta:editing-cycles>333</meta:editing-cycles>
    <meta:editing-duration>P2DT8H50M26S</meta:editing-duration>
    <meta:document-statistic meta:table-count="0" meta:image-count="0" meta:object-count="0" meta:page-count="2" meta:paragraph-count="47" meta:word-count="500" meta:character-count="2949" meta:non-whitespace-character-count="2452"/>
    <meta:user-defined meta:name="Informações 1"/>
    <meta:user-defined meta:name="Informações 2"/>
    <meta:user-defined meta:name="Informações 3"/>
    <meta:user-defined meta:name="Informações 4"/>
  </office:meta>
</office:document-meta>
</file>